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107066091636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8) rotate (-2.15652882376419) translate (4.3218895804584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179065192771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2) rotate (-1.55194677087336) translate (6.3513652960857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8) rotate (-2.1556561591382) translate (4.38679065192771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6.6368895804584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6) rotate (-1.55264490257416) translate (5.3166660281513cm 3.43965333700271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1) rotate (-2.15687788961459) translate (5.4446401432272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195) rotate (-2.1556561591382) translate (5.4733069992834cm 7.2123561881004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188cm" svg:height="1.68cm" draw:transform="skewX (0.000698131700797735) rotate (-0.386415896391545) translate (4.0944799557722cm 1.2364093638744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29298763473589cm 2.3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49071468622959cm 1.93136087428421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36645781206569cm 1.51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53816917510429cm 2.1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2:20.605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